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51cm" table:align="margins"/>
    </style:style>
    <style:style style:name="Table12.A" style:family="table-column">
      <style:table-column-properties style:column-width="11.449cm" style:rel-column-width="56201*"/>
    </style:style>
    <style:style style:name="Table12.B" style:family="table-column">
      <style:table-column-properties style:column-width="1.901cm" style:rel-column-width="933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9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16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51f41f" officeooo:paragraph-rsid="005a8f91" style:font-size-asian="10pt" style:font-size-complex="10pt"/>
    </style:style>
    <style:style style:name="P18" style:family="paragraph" style:parent-style-name="Table_20_Contents">
      <style:text-properties fo:font-size="10pt" fo:language="en" fo:country="US" officeooo:paragraph-rsid="005a8f91" style:font-size-asian="10pt" style:font-size-complex="10pt"/>
    </style:style>
    <style:style style:name="P1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0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1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4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26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7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28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29" style:family="paragraph" style:parent-style-name="Standard">
      <style:text-properties fo:font-size="10pt" fo:language="en" fo:country="US" officeooo:rsid="0049ba1d" officeooo:paragraph-rsid="005a8f91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1" style:family="paragraph" style:parent-style-name="Standard">
      <style:text-properties fo:font-size="10pt" fo:language="en" fo:country="US" officeooo:rsid="0051f41f" officeooo:paragraph-rsid="005a8f91" style:font-size-asian="10pt" style:font-size-complex="10pt"/>
    </style:style>
    <style:style style:name="P32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4" style:family="paragraph" style:parent-style-name="Standard">
      <style:text-properties fo:font-size="10pt" officeooo:paragraph-rsid="0049ba1d" style:font-size-asian="10pt" style:font-size-complex="10pt"/>
    </style:style>
    <style:style style:name="P35" style:family="paragraph" style:parent-style-name="Standard">
      <style:text-properties fo:font-size="10pt" officeooo:paragraph-rsid="004b4583" style:font-size-asian="10pt" style:font-size-complex="10pt"/>
    </style:style>
    <style:style style:name="P36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37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38" style:family="paragraph" style:parent-style-name="fm_5f_bullet_5f_points">
      <style:text-properties fo:font-size="10pt" fo:language="en" fo:country="US" officeooo:rsid="00495b77" officeooo:paragraph-rsid="005a8f91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5e0103" officeooo:paragraph-rsid="001ebd51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3d9547" officeooo:paragraph-rsid="005eb92a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50d17f"/>
    </style:style>
    <style:style style:name="T11" style:family="text">
      <style:text-properties officeooo:rsid="00516126"/>
    </style:style>
    <style:style style:name="T12" style:family="text">
      <style:text-properties officeooo:rsid="00536616"/>
    </style:style>
    <style:style style:name="T13" style:family="text">
      <style:text-properties officeooo:rsid="00545b00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FEATURE <text:span text:style-name="T1"><text:s text:c="132"/></text:span></text:p>
      <text:p text:style-name="P22"/>
      <text:p text:style-name="P20">TEST <text:span text:style-name="T11">(SCHEMA VALIDATION)</text:span></text:p>
      <text:p text:style-name="P2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text:span text:style-name="T3">VALID INPUT </text:span>DATA</text:p>
          </table:table-cell>
          <table:table-cell table:style-name="Table9.B1" office:value-type="string">
            <text:p text:style-name="P34"/>
          </table:table-cell>
        </table:table-row>
        <table:table-row>
          <table:table-cell table:style-name="Table9.A2" office:value-type="string">
            <text:p text:style-name="P10">VALID INPUT DATA WITH DIACRITICS, SPECIAL CHARACTERS, ...</text:p>
          </table:table-cell>
          <table:table-cell table:style-name="Table9.B2" office:value-type="string">
            <text:p text:style-name="P13"/>
          </table:table-cell>
        </table:table-row>
        <table:table-row>
          <table:table-cell table:style-name="Table9.A2" office:value-type="string">
            <text:p text:style-name="P4"><text:span text:style-name="T3">INVALID INPUT </text:span>DATA</text:p>
          </table:table-cell>
          <table:table-cell table:style-name="Table9.B2" office:value-type="string">
            <text:p text:style-name="P13"/>
          </table:table-cell>
        </table:table-row>
        <table:table-row>
          <table:table-cell table:style-name="Table9.A2" office:value-type="string">
            <text:p text:style-name="P14">EMPTY PAYLOAD</text:p>
          </table:table-cell>
          <table:table-cell table:style-name="Table9.B2" office:value-type="string">
            <text:p text:style-name="P13"/>
          </table:table-cell>
        </table:table-row>
        <table:table-row>
          <table:table-cell table:style-name="Table9.A2" office:value-type="string">
            <text:p text:style-name="P3">ERROR <text:span text:style-name="T6">OBJECT</text:span></text:p>
          </table:table-cell>
          <table:table-cell table:style-name="Table9.B2" office:value-type="string">
            <text:p text:style-name="P13"/>
          </table:table-cell>
        </table:table-row>
      </table:table>
      <text:p text:style-name="P23"/>
      <text:p text:style-name="P27">TEST <text:span text:style-name="T11">(</text:span>HTTP STATUS CODES<text:span text:style-name="T11">)</text:span></text:p>
      <text:p text:style-name="P2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6">HTTP <text:span text:style-name="T7">STATUS CODE </text:span>200</text:p>
          </table:table-cell>
          <table:table-cell table:style-name="Table10.B1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</text:span>20<text:span text:style-name="T7">1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</text:span>20<text:span text:style-name="T7">4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4</text:span>00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4</text:span>0<text:span text:style-name="T7">1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403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4</text:span>0<text:span text:style-name="T7">4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4</text:span>0<text:span text:style-name="T7">9</text:span></text:p>
          </table:table-cell>
          <table:table-cell table:style-name="Table10.B2" office:value-type="string">
            <text:p text:style-name="P13"/>
          </table:table-cell>
        </table:table-row>
        <table:table-row>
          <table:table-cell table:style-name="Table10.A2" office:value-type="string">
            <text:p text:style-name="P36">HTTP <text:span text:style-name="T7">STATUS CODE 5</text:span>00</text:p>
          </table:table-cell>
          <table:table-cell table:style-name="Table10.B2" office:value-type="string">
            <text:p text:style-name="P13"/>
          </table:table-cell>
        </table:table-row>
      </table:table>
      <text:p text:style-name="P23"/>
      <text:p text:style-name="P29">TEST OUTPUT</text:p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4.B1" office:value-type="string">
            <text:p text:style-name="P18"/>
          </table:table-cell>
        </table:table-row>
      </table:table>
      <text:p text:style-name="P25"/>
      <text:p text:style-name="P31">TEST <text:span text:style-name="T13">(</text:span>CREDENTIALS<text:span text:style-name="T13">)</text:span></text:p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VALID CREDENTIALS – <text:span text:style-name="T12">SERVER, CLIENT</text:span></text:p>
          </table:table-cell>
          <table:table-cell table:style-name="Table1.B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INVALID CREDENTIALS – <text:span text:style-name="T12">SERVER, CLIENT</text:span>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7">NO CREDENTIALS – <text:span text:style-name="T12">SERVER, CLIENT</text:span></text:p>
          </table:table-cell>
          <table:table-cell table:style-name="Table1.B2" office:value-type="string">
            <text:p text:style-name="P18"/>
          </table:table-cell>
        </table:table-row>
      </table:table>
      <text:p text:style-name="P25"/>
      <text:p text:style-name="P23"/>
      <text:p text:style-name="P22"/>
      <text:p text:style-name="P22"/>
      <text:p text:style-name="P22"/>
      <text:p text:style-name="P30">1/3</text:p>
      <text:p text:style-name="P20">FEATURE <text:span text:style-name="T1"><text:s text:c="132"/></text:span></text:p>
      <text:p text:style-name="P22"/>
      <text:p text:style-name="P21"><text:span text:style-name="T8">IMPLEMENTATION</text:span> <text:span text:style-name="T11">(SCHEMA VALIDATION)</text:span></text:p>
      <text:p text:style-name="P2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<text:span text:style-name="T3">VALID INPUT </text:span>DATA</text:p>
          </table:table-cell>
          <table:table-cell table:style-name="Table12.B1" office:value-type="string">
            <text:p text:style-name="P35"/>
          </table:table-cell>
        </table:table-row>
        <table:table-row>
          <table:table-cell table:style-name="Table12.A2" office:value-type="string">
            <text:p text:style-name="P11">VALID INPUT DATA WITH DIACRITICS, SPECIAL CHARACTERS, ...</text:p>
          </table:table-cell>
          <table:table-cell table:style-name="Table12.B2" office:value-type="string">
            <text:p text:style-name="P16"/>
          </table:table-cell>
        </table:table-row>
        <table:table-row>
          <table:table-cell table:style-name="Table12.A2" office:value-type="string">
            <text:p text:style-name="P5"><text:span text:style-name="T3">INVALID INPUT </text:span>DATA</text:p>
          </table:table-cell>
          <table:table-cell table:style-name="Table12.B2" office:value-type="string">
            <text:p text:style-name="P16"/>
          </table:table-cell>
        </table:table-row>
        <table:table-row>
          <table:table-cell table:style-name="Table12.A2" office:value-type="string">
            <text:p text:style-name="P15">EMPTY PAYLOAD</text:p>
          </table:table-cell>
          <table:table-cell table:style-name="Table12.B2" office:value-type="string">
            <text:p text:style-name="P16"/>
          </table:table-cell>
        </table:table-row>
        <table:table-row>
          <table:table-cell table:style-name="Table12.A2" office:value-type="string">
            <text:p text:style-name="P5">ERROR <text:span text:style-name="T6">OBJECT</text:span></text:p>
          </table:table-cell>
          <table:table-cell table:style-name="Table12.B2" office:value-type="string">
            <text:p text:style-name="P16"/>
          </table:table-cell>
        </table:table-row>
      </table:table>
      <text:p text:style-name="P24"/>
      <text:p text:style-name="P28"><text:span text:style-name="T8">IMPLEMENTATION</text:span> <text:span text:style-name="T11">(</text:span>HTTP STATUS CODES<text:span text:style-name="T11">)</text:span></text:p>
      <text:p text:style-name="P2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7">HTTP <text:span text:style-name="T7">STATUS CODE </text:span>200</text:p>
          </table:table-cell>
          <table:table-cell table:style-name="Table13.B1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</text:span>20<text:span text:style-name="T7">1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</text:span>20<text:span text:style-name="T7">4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4</text:span>00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4</text:span>0<text:span text:style-name="T7">1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403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4</text:span>0<text:span text:style-name="T7">4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4</text:span>0<text:span text:style-name="T7">9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7">HTTP <text:span text:style-name="T7">STATUS CODE 5</text:span>00</text:p>
          </table:table-cell>
          <table:table-cell table:style-name="Table13.B2" office:value-type="string">
            <text:p text:style-name="P16"/>
          </table:table-cell>
        </table:table-row>
      </table:table>
      <text:p text:style-name="P24"/>
      <text:p text:style-name="P29"><text:span text:style-name="T8">IMPLEMENTATION</text:span> OUTPUT</text:p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5.B1" office:value-type="string">
            <text:p text:style-name="P18"/>
          </table:table-cell>
        </table:table-row>
      </table:table>
      <text:p text:style-name="P25"/>
      <text:p text:style-name="P31">IMPLEMENTATION <text:span text:style-name="T13">(</text:span>CREDENTIALS)</text:p>
      <text:p text:style-name="P3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VALID CREDENTIALS – <text:span text:style-name="T12">SERVER, CLIENT</text:span></text:p>
          </table:table-cell>
          <table:table-cell table:style-name="Table2.B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7">INVALID CREDENTIALS – <text:span text:style-name="T12">SERVER, CLIENT</text:span>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7">NO CREDENTIALS – <text:span text:style-name="T12">SERVER, CLIENT</text:span></text:p>
          </table:table-cell>
          <table:table-cell table:style-name="Table2.B2" office:value-type="string">
            <text:p text:style-name="P18"/>
          </table:table-cell>
        </table:table-row>
      </table:table>
      <text:p text:style-name="P25"/>
      <text:p text:style-name="P23"/>
      <text:p text:style-name="P23"/>
      <text:p text:style-name="P23"/>
      <text:p text:style-name="P23"/>
      <text:p text:style-name="P30">2/3</text:p>
      <text:p text:style-name="P21"><text:soft-page-break/>FEATURE <text:span text:style-name="T1"><text:s text:c="132"/></text:span></text:p>
      <text:p text:style-name="P19"/>
      <text:p text:style-name="P19">TEST &amp; CHECKS</text:p>
      <text:p text:style-name="P2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LOGGING STATEMENTS (LEVEL, MESSAGE, ...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6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39">CHECK LOGS</text:p>
          </table:table-cell>
          <table:table-cell table:style-name="Table3.B2" office:value-type="string">
            <text:p text:style-name="P2"/>
          </table:table-cell>
        </table:table-row>
      </table:table>
      <text:p text:style-name="P22"/>
      <text:p text:style-name="P26">DOCUMENTATION</text:p>
      <text:p text:style-name="P2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VERSION <text:span text:style-name="T4">NUMBER IN FILES (package.json, build.gradle, ...)</text:span></text:p>
          </table:table-cell>
          <table:table-cell table:style-name="Table7.B1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CHANGELOG</text:p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README</text:p>
          </table:table-cell>
          <table:table-cell table:style-name="Table7.B2" office:value-type="string">
            <text:p text:style-name="P9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2-27T21:18:05.781582580</dc:date>
    <meta:editing-duration>PT2H23M30S</meta:editing-duration>
    <meta:editing-cycles>63</meta:editing-cycles>
    <meta:generator>LibreOffice/6.0.7.3$Linux_X86_64 LibreOffice_project/00m0$Build-3</meta:generator>
    <meta:document-statistic meta:table-count="10" meta:image-count="0" meta:object-count="0" meta:page-count="2" meta:paragraph-count="60" meta:word-count="207" meta:character-count="1758" meta:non-whitespace-character-count="1206"/>
  </office:meta>
</office:document-meta>
</file>